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Helvetica, sans-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style:line-height-at-least="0.1665in" fo:text-align="start" style:justify-single-word="false" fo:text-indent="0in" style:auto-text-indent="false"/>
    </style:style>
    <style:style style:name="P2"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style>
    <style:style style:name="P3" style:family="paragraph" style:parent-style-name="Text_20_body" style:list-style-name="L1">
      <style:paragraph-properties fo:margin-left="0in" fo:margin-right="0in" fo:margin-top="0in" fo:margin-bottom="0in" style:contextual-spacing="false" style:line-height-at-least="0.1665in" fo:text-align="start" style:justify-single-word="false" fo:text-indent="0in" style:auto-text-indent="false" fo:padding="0in" fo:border="none"/>
    </style:style>
    <style:style style:name="P4" style:family="paragraph" style:parent-style-name="Text_20_body" style:list-style-name="L2">
      <style:paragraph-properties fo:margin-left="0in" fo:margin-right="0in" fo:margin-top="0in" fo:margin-bottom="0in" style:contextual-spacing="false" style:line-height-at-least="0.1665in" fo:text-align="start" style:justify-single-word="false" fo:text-indent="0in" style:auto-text-indent="false" fo:padding="0in" fo:border="none"/>
    </style:style>
    <style:style style:name="P5" style:family="paragraph" style:parent-style-name="Text_20_body" style:list-style-name="L5">
      <style:paragraph-properties fo:margin-left="0in" fo:margin-right="0in" fo:margin-top="0in" fo:margin-bottom="0in" style:contextual-spacing="false" style:line-height-at-least="0.1665in" fo:text-align="start" style:justify-single-word="false" fo:text-indent="0in" style:auto-text-indent="false" fo:padding="0in" fo:border="none"/>
    </style:style>
    <style:style style:name="P6"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7" style:family="paragraph" style:parent-style-name="Text_20_body" style:list-style-name="L3">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8" style:family="paragraph" style:parent-style-name="Text_20_body" style:list-style-name="L4">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9" style:family="paragraph" style:parent-style-name="Text_20_body" style:list-style-name="L5">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10"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fo:padding="0in" fo:border="none"/>
    </style:style>
    <style:style style:name="P11"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fo:letter-spacing="normal"/>
    </style:style>
    <style:style style:name="P12" style:family="paragraph" style:parent-style-name="Text_20_body" style:list-style-name="L1">
      <style:paragraph-properties fo:margin-left="0in" fo:margin-right="0in"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13" style:family="paragraph" style:parent-style-name="Text_20_body" style:list-style-name="L3">
      <style:paragraph-properties fo:margin-left="0in" fo:margin-right="0in" style:line-height-at-least="0.1665in" fo:text-align="start" style:justify-single-word="false" fo:text-indent="0in" style:auto-text-indent="false" fo:padding="0in" fo:border="none"/>
      <style:text-properties fo:font-variant="normal" fo:text-transform="none" fo:color="#000000" style:font-name="arial" fo:font-size="9.75pt" fo:letter-spacing="normal" fo:font-style="normal" fo:font-weight="normal"/>
    </style:style>
    <style:style style:name="P14" style:family="paragraph" style:parent-style-name="Text_20_body" style:list-style-name="L2">
      <style:paragraph-properties fo:margin-left="0in" fo:margin-right="0in" style:line-height-at-least="0.1665in" fo:text-align="start" style:justify-single-word="false" fo:text-indent="0in" style:auto-text-indent="false" fo:padding="0in" fo:border="none"/>
    </style:style>
    <style:style style:name="P15" style:family="paragraph" style:parent-style-name="Text_20_body" style:list-style-name="L4">
      <style:paragraph-properties fo:margin-left="0in" fo:margin-right="0in" style:line-height-at-least="0.1665in" fo:text-align="start" style:justify-single-word="false" fo:text-indent="0in" style:auto-text-indent="false" fo:padding="0in" fo:border="none"/>
    </style:style>
    <style:style style:name="P16" style:family="paragraph" style:parent-style-name="Text_20_body" style:list-style-name="L5">
      <style:paragraph-properties fo:margin-left="0in" fo:margin-right="0in" style:line-height-at-least="0.1665in" fo:text-align="start" style:justify-single-word="false" fo:text-indent="0in" style:auto-text-indent="false" fo:padding="0in" fo:border="none"/>
    </style:style>
    <style:style style:name="P17" style:family="paragraph" style:parent-style-name="Heading_20_2">
      <style:text-properties fo:font-variant="normal" fo:text-transform="none" fo:color="#000000" style:font-name="Tahoma" fo:font-size="18pt" fo:letter-spacing="normal" fo:font-style="normal" fo:font-weight="bold"/>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000000" style:font-name="arial" fo:font-size="9.75pt" fo:letter-spacing="normal" fo:font-style="normal" fo:font-weight="normal" fo:padding="0in" fo:border="none"/>
    </style:style>
    <style:style style:name="T3" style:family="text">
      <style:text-properties fo:font-variant="normal" fo:text-transform="none" fo:color="#000000" style:font-name="arial" fo:font-size="9.75pt" fo:letter-spacing="normal" fo:font-style="normal" fo:font-weight="bold"/>
    </style:style>
    <style:style style:name="T4" style:family="text">
      <style:text-properties fo:font-variant="normal" fo:text-transform="none" fo:color="#000000" style:font-name="arial" fo:font-size="9.75pt" fo:letter-spacing="normal" fo:font-style="normal" fo:font-weight="bold" fo:padding="0in" fo:border="none"/>
    </style:style>
    <style:style style:name="T5" style:family="text">
      <style:text-properties fo:font-variant="normal" fo:text-transform="none" fo:color="#000000" style:font-name="arial" fo:font-size="9.75pt" fo:letter-spacing="normal" fo:font-style="italic" fo:font-weight="normal"/>
    </style:style>
    <style:style style:name="T6" style:family="text">
      <style:text-properties fo:font-variant="normal" fo:text-transform="none" fo:color="#000000" style:font-name="arial" fo:font-size="9.75pt" fo:letter-spacing="normal" fo:font-style="italic" fo:font-weight="normal" fo:padding="0in" fo:border="none"/>
    </style:style>
    <style:style style:name="T7" style:family="text">
      <style:text-properties fo:font-variant="normal" fo:text-transform="none" fo:color="#000000" style:font-name="arial" fo:font-size="9.75pt" fo:letter-spacing="normal" fo:font-style="italic" fo:font-weight="bold"/>
    </style:style>
    <style:style style:name="T8" style:family="text">
      <style:text-properties fo:font-variant="normal" fo:text-transform="none" fo:color="#000000" style:font-name="arial" fo:font-size="10pt" fo:letter-spacing="normal" fo:font-style="normal" fo:font-weight="normal"/>
    </style:style>
    <style:style style:name="T9" style:family="text">
      <style:text-properties fo:font-variant="normal" fo:text-transform="none" fo:color="#000000" style:font-name="arial" fo:font-size="10pt" fo:letter-spacing="normal" fo:font-style="italic" fo:font-weight="normal"/>
    </style:style>
    <style:style style:name="T10" style:family="text">
      <style:text-properties fo:font-variant="normal" fo:text-transform="none" fo:color="#697f55" style:text-line-through-style="none" style:text-line-through-type="none" style:font-name="arial" fo:font-size="9.75pt" fo:letter-spacing="normal" fo:font-style="normal" style:text-underline-style="none" fo:font-weight="normal" style:text-blinking="false"/>
    </style:style>
    <style:style style:name="T11" style:family="text">
      <style:text-properties fo:font-variant="normal" fo:text-transform="none" fo:color="#697f55" style:text-line-through-style="none" style:text-line-through-type="none" style:font-name="arial" fo:font-size="9.75pt" fo:letter-spacing="normal" fo:font-style="italic" style:text-underline-style="none" fo:font-weight="normal" style:text-blinking="false"/>
    </style:style>
    <style:style style:name="T12" style:family="text">
      <style:text-properties fo:font-variant="normal" fo:text-transform="none" fo:color="#697f55" style:text-line-through-style="none" style:text-line-through-type="none" style:font-name="arial" fo:font-size="9.75pt" fo:letter-spacing="normal" fo:font-style="italic" style:text-underline-style="none" fo:font-weight="bold" style:text-blinking="false"/>
    </style:style>
    <style:style style:name="T13" style:family="text">
      <style:text-properties fo:font-variant="normal" fo:text-transform="none" fo:color="#697f55" style:text-line-through-style="none" style:text-line-through-type="none" style:font-name="arial" fo:font-size="9.75pt" fo:letter-spacing="normal" fo:font-style="italic" style:text-underline-style="none" fo:font-weight="bold" style:text-blinking="false"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1 IPC</text:h>
      <text:p text:style-name="P2"><text:span text:style-name="T1">Usando o modo de </text:span><text:a xlink:type="simple" xlink:href="http://en.wikipedia.org/wiki/Protected_mode"><text:span text:style-name="T10">endereçamento protegido</text:span></text:a><text:span text:style-name="T1"> e o mecanismo de </text:span><text:a xlink:type="simple" xlink:href="http://en.wikipedia.org/wiki/Virtual_memory"><text:span text:style-name="T10">memória virtual</text:span></text:a><text:span text:style-name="T1">, o SO consegue prover a separação dos espaços de endereçamento dos processos que executam no mesmo sistema computacional. Isso é bom pois previne interferências entre eles.</text:span></text:p>
      <text:p text:style-name="P6">Por outro lado, ao criar-se uma aplicação que divida suas atividades entre vários processos, pode ser desejável a comunicação entre eles. Para processos que estão em computadores (nós) separados, a comunicação em rede é a saída. Por outro lado, para processos sob o comando do mesmo SO, no mesmo nó e, portanto, compartilhando a mesma memória física, é possível realizar a comunicação de maneira mais eficiente.</text:p>
      <text:p text:style-name="P6">Uma solução é usar o sistema de arquivos, já que a visão da árvore de diretórios é normalmente a mesma para todos os processos no mesmo nó. Assim, basta que os processos escolham um arquivo num diretório para que um escreva e outro leia dados dali. Essa comunicação pode não ser eficiente, contudo, uma vez que qualquer transferência entre os processos vai envolver uma séria de etapas:</text:p>
      <text:p text:style-name="P6">(escrita)</text:p>
      <text:list xml:id="list6387681017915200601" text:style-name="L1">
        <text:list-item>
          <text:p text:style-name="P3"><text:span text:style-name="T1">cópia dos dados da área de memória do processo (</text:span><text:span text:style-name="Emphasis"><text:span text:style-name="T5">user space</text:span></text:span><text:span text:style-name="T1">) para um espaço na área de memória do SO (</text:span><text:span text:style-name="Emphasis"><text:span text:style-name="T5">buffers</text:span></text:span><text:span text:style-name="T1"> do sistema de arquivos - </text:span><text:span text:style-name="Emphasis"><text:span text:style-name="T5">kernel space</text:span></text:span><text:span text:style-name="T1">)</text:span></text:p>
        </text:list-item>
        <text:list-item>
          <text:p text:style-name="P12">cópia dos dados da área de memória do SO para o sistema de arquivos, o que envolve o auxílio de um controlador de disco, e.g.</text:p>
        </text:list-item>
      </text:list>
      <text:p text:style-name="P6">(leitura)</text:p>
      <text:list xml:id="list2221714073898653097" text:style-name="L2">
        <text:list-item>
          <text:p text:style-name="P4"><text:span text:style-name="T1">[se dados não estiverem na memória] cópia dos dados do sistema de arquivos para </text:span><text:span text:style-name="Emphasis"><text:span text:style-name="T5">buffers</text:span></text:span><text:span text:style-name="T1"> na área de memória do SO</text:span></text:p>
        </text:list-item>
        <text:list-item>
          <text:p text:style-name="P14"><text:span text:style-name="T1">cópia da área de memória do SO (</text:span><text:span text:style-name="Emphasis"><text:span text:style-name="T5">kernel space</text:span></text:span><text:span text:style-name="T1">) para o espaço de memória do processo (</text:span><text:span text:style-name="Emphasis"><text:span text:style-name="T5">user space</text:span></text:span><text:span text:style-name="T1">)</text:span></text:p>
        </text:list-item>
      </text:list>
      <text:p text:style-name="P2"><text:span text:style-name="T1">Por outro lado, há serviços do SO que podem permitir a comunicação entre processos usando estruturas baseadas em memória apenas. Diversas estruturas podem ser usadas para isso: </text:span><text:span text:style-name="Emphasis"><text:span text:style-name="Strong_20_Emphasis"><text:span text:style-name="T7">pipes</text:span></text:span></text:span><text:span text:style-name="T1"> e </text:span><text:span text:style-name="Emphasis"><text:span text:style-name="Strong_20_Emphasis"><text:span text:style-name="T7">fifos,</text:span></text:span></text:span><text:span text:style-name="Emphasis"><text:span text:style-name="T5"> </text:span></text:span><text:span text:style-name="Emphasis"><text:span text:style-name="Strong_20_Emphasis"><text:span text:style-name="T7">filas de mensagens</text:span></text:span></text:span><text:span text:style-name="T1">, </text:span><text:span text:style-name="Emphasis"><text:span text:style-name="Strong_20_Emphasis"><text:span text:style-name="T7">semáforos</text:span></text:span></text:span><text:span text:style-name="T1"> e </text:span><text:span text:style-name="Strong_20_Emphasis"><text:span text:style-name="Emphasis"><text:span text:style-name="T7">sockets</text:span></text:span></text:span><text:span text:style-name="T1"> (</text:span><text:span text:style-name="Emphasis"><text:span text:style-name="T5">unix domain</text:span></text:span><text:span text:style-name="T1">). Algumas dessas estruturas são consideradas mecanismos clássicos de</text:span><text:a xlink:type="simple" xlink:href="http://man7.org/linux/man-pages/man7/svipc.7.html"><text:span text:style-name="T10"> IPC</text:span></text:a><text:span text:style-name="T1">, como as filas de mensagem e os semáforos. Em todos esses casos, informações sendo enviadas entre processos envolvem ainda a cópia de </text:span><text:span text:style-name="Emphasis"><text:span text:style-name="T5">user space</text:span></text:span><text:span text:style-name="T1"> para </text:span><text:span text:style-name="Emphasis"><text:span text:style-name="T5">kernel space</text:span></text:span><text:span text:style-name="T1">, na escrita, e a cópia do </text:span><text:span text:style-name="Emphasis"><text:span text:style-name="T5">kernel space</text:span></text:span><text:span text:style-name="T1"> para o </text:span><text:span text:style-name="Emphasis"><text:span text:style-name="T5">user space</text:span></text:span><text:span text:style-name="T1"> na leitura. </text:span></text:p>
      <text:p text:style-name="P2"><text:span text:style-name="T1">Como melhoria extrema para a comunicação entre processos, o SO permite o compartilhamento explícito de áreas de dados entre eles. Para tanto, há </text:span><text:a xlink:type="simple" xlink:href="https://moodle.dc.ufscar.br/mod/book/view.php?id=7498"><text:span text:style-name="T10">chamadas de sistema</text:span></text:a><text:span text:style-name="T1"> que tratam da alocação de uma área de memória compartilhada. Um processo pode então pedir ao SO para associar uma variável (ponteiro) à área compartilhada. Usando o mecanismo de tabela de páginas, o SO pode então fazer com que esses processos tenham alguma de suas páginas lógicas (aquela indicada pelo ponteiro) apontando para a mesma página física compartilhada. Pronto! Agora, esse endereço de memória apontado pelo ponteiro indicado serve para comunicação entre processos, sem sequer ser necessário fazer cópia de dados em memória. O que um processo escreve na área de memória compartilhada pode ser lido pelo outro, e vice-versa, sem intermédio do SO. Cabe à lógica da aplicação evitar conflitos de acesso, contudo, se for relevante.</text:span></text:p>
      <text:p text:style-name="P6">A figura a seguir ilustra os mecanismos de comunicação entre processos citados. As setas indicam operações de leitura e escrita.</text:p>
      <text:p text:style-name="P11"><draw:frame draw:style-name="fr1" draw:name="Image1" text:anchor-type="as-char" svg:width="0.7862in" svg:height="0.3929in" draw:z-index="0"><draw:image xlink:href="webkit-fake-url://d528e5ab-fa3c-482f-a571-dbf19c15cf39/application.pdf" xlink:type="simple" xlink:show="embed" xlink:actuate="onLoad"/></draw:frame></text:p>
      <text:p text:style-name="P2"><text:span text:style-name="T8">Também pode ser relevante haver sincronizações entre processos, ou </text:span><text:span text:style-name="Emphasis"><text:span text:style-name="T9">threads.</text:span></text:span><text:span text:style-name="T1"> </text:span><text:span text:style-name="T8">Vários mecanismos são disponíveis para isso:</text:span></text:p>
      <text:list xml:id="list6886023228913663345" text:style-name="L3">
        <text:list-item>
          <text:p text:style-name="P7">Arquivos de bloqueio</text:p>
        </text:list-item>
        <text:list-item>
          <text:p text:style-name="P7">Bloqueio de registros (record locking)</text:p>
        </text:list-item>
        <text:list-item>
          <text:p text:style-name="P7">System V semaphores</text:p>
        </text:list-item>
        <text:list-item>
          <text:p text:style-name="P7">Posix Semaphores</text:p>
        </text:list-item>
        <text:list-item>
          <text:p text:style-name="P7">Mutexes</text:p>
        </text:list-item>
        <text:list-item>
          <text:p text:style-name="P7">Condition variables</text:p>
        </text:list-item>
        <text:list-item>
          <text:p text:style-name="P7">Read-write locks</text:p>
        </text:list-item>
        <text:list-item>
          <text:p text:style-name="P7">Barriers</text:p>
        </text:list-item>
        <text:list-item>
          <text:p text:style-name="P13">Spins</text:p>
        </text:list-item>
      </text:list>
      <text:p text:style-name="P2"><text:span text:style-name="T1">Na sincronização, vale ficar atento para a questão de cópias de dados entre </text:span><text:span text:style-name="Emphasis"><text:span text:style-name="T5">user space</text:span></text:span><text:span text:style-name="T1"> e </text:span><text:span text:style-name="Emphasis"><text:span text:style-name="T5">kernel space</text:span></text:span><text:span text:style-name="T1"> também.</text:span></text:p>
      <text:p text:style-name="P6"><text:bookmark text:name="yui_3_9_1_2_1380684183010_2621"/>Bons estudos,</text:p>
      <text:p text:style-name="P6"><text:soft-page-break/>Hélio</text:p>
      <text:p text:style-name="P6">Tempo de estudo previsto: 2h</text:p>
      <text:p text:style-name="P6">O que é preciso saber com esta unidade:</text:p>
      <text:list xml:id="list8356304793841813653" text:style-name="L4">
        <text:list-item>
          <text:p text:style-name="P8">entender a separação dos espaços de endereçamento dos processos e o uso de memória virtual</text:p>
        </text:list-item>
        <text:list-item>
          <text:p text:style-name="P15"><text:span text:style-name="T1">entender a necessidade de cópia de dados entre </text:span><text:span text:style-name="Emphasis"><text:span text:style-name="T5">user</text:span></text:span><text:span text:style-name="T1"> e </text:span><text:span text:style-name="Emphasis"><text:span text:style-name="T5">kernel space</text:span></text:span></text:p>
        </text:list-item>
      </text:list>
      <text:p text:style-name="Standard"/>
      <text:h text:style-name="P17" text:outline-level="2">2 Pipes e FIFOs</text:h>
      <text:p text:style-name="P1"><text:a xlink:type="simple" xlink:href="http://man7.org/linux/man-pages/man2/pipe.2.html"><text:span text:style-name="Emphasis"><text:span text:style-name="Strong_20_Emphasis"><text:span text:style-name="T13">Pipes e FIFOs</text:span></text:span></text:span></text:a><text:span text:style-name="T2"> (também chamados </text:span><text:span text:style-name="Emphasis"><text:span text:style-name="T6">named pipes</text:span></text:span><text:span text:style-name="T2">) são mecanismos para comunicação entre processos, criados sob demanda no espaço do </text:span><text:span text:style-name="Emphasis"><text:span text:style-name="T6">kernel.</text:span></text:span><text:span text:style-name="T2"> Exceto pela forma de criação, </text:span><text:span text:style-name="Emphasis"><text:span text:style-name="T6">pipe</text:span></text:span><text:span text:style-name="T2"> e </text:span><text:span text:style-name="Emphasis"><text:span text:style-name="T6">fifo</text:span></text:span><text:span text:style-name="T2"> são equivalentes e correspondem a um </text:span><text:span text:style-name="Emphasis"><text:span text:style-name="T6">buffer</text:span></text:span><text:span text:style-name="T2"> logicamente contíguo, com armazenamento sequencial de dados. Assim, </text:span><text:span text:style-name="Emphasis"><text:span text:style-name="T6">pipes</text:span></text:span><text:span text:style-name="T2"> (e </text:span><text:span text:style-name="Emphasis"><text:span text:style-name="T6">fifos)</text:span></text:span><text:span text:style-name="T2"> são usados tipicamente como um canal de dados unidirecional para comunicação entre processos.</text:span></text:p>
      <text:p text:style-name="P2"><text:span text:style-name="T1">A criação de um </text:span><text:span text:style-name="Emphasis"><text:span text:style-name="T5">pipe</text:span></text:span><text:span text:style-name="T1"> é feita com as chamadas </text:span><text:span text:style-name="Emphasis"><text:span text:style-name="T5">pipe(2)</text:span></text:span><text:span text:style-name="T1"> e </text:span><text:span text:style-name="Emphasis"><text:span text:style-name="T5">pipe2(2),</text:span></text:span><text:span text:style-name="T1"> que têm como parâmetro um vetor de 2 posições inteiras:</text:span></text:p>
      <text:p text:style-name="P2"><text:span text:style-name="Emphasis"><text:span text:style-name="T5">int </text:span></text:span><text:a xlink:type="simple" xlink:href="http://man7.org/linux/man-pages/man2/pipe.2.html"><text:span text:style-name="Emphasis"><text:span text:style-name="Strong_20_Emphasis"><text:span text:style-name="T12">pipe </text:span></text:span></text:span></text:a><text:span text:style-name="Emphasis"><text:span text:style-name="T5">(int pipefd[2]);</text:span></text:span><text:span text:style-name="T1"> <text:line-break/></text:span><text:span text:style-name="Emphasis"><text:span text:style-name="T5">int </text:span></text:span><text:a xlink:type="simple" xlink:href="http://man7.org/linux/man-pages/man2/pipe2.2.html"><text:span text:style-name="Emphasis"><text:span text:style-name="Strong_20_Emphasis"><text:span text:style-name="T12">pipe2</text:span></text:span></text:span></text:a><text:span text:style-name="Emphasis"><text:span text:style-name="T5"> (int pipefd[2], int flags);</text:span></text:span></text:p>
      <text:p text:style-name="P2"><text:span text:style-name="Emphasis"><text:span text:style-name="T5">pipe2</text:span></text:span><text:span text:style-name="T1">() é semelhante a </text:span><text:span text:style-name="Emphasis"><text:span text:style-name="T5">pipe(2),</text:span></text:span><text:span text:style-name="T1"> adicionando-se a possibilidade de indicar nos </text:span><text:span text:style-name="Emphasis"><text:span text:style-name="T5">flags</text:span></text:span><text:span text:style-name="T1"> os parâmetros de bloqueio nas operações de leitura e escrita (O_NONBLOCK) e o fechamento automático do </text:span><text:span text:style-name="Emphasis"><text:span text:style-name="T5">pipe</text:span></text:span><text:span text:style-name="T1"> quando a chamada </text:span><text:span text:style-name="Emphasis"><text:span text:style-name="T5">exec()</text:span></text:span><text:span text:style-name="T1"> é realizada (O_CLOEXEC).</text:span></text:p>
      <text:p text:style-name="P2"><text:span text:style-name="T1">Na chamada de criação de um </text:span><text:span text:style-name="Emphasis"><text:span text:style-name="T5">pipe,</text:span></text:span><text:span text:style-name="T1"> o SO aloca estruturas apropriadas em sua memória, incluindo espaço para o armazenamento de dados. Em sistemas Linux, esse espaço está limitado a até 64KB por pipe.</text:span></text:p>
      <text:p text:style-name="P2"><text:span text:style-name="Emphasis"><text:span text:style-name="T6">int pfd[2];</text:span></text:span><text:span text:style-name="T2"><text:line-break/></text:span><text:span text:style-name="Emphasis"><text:span text:style-name="T6">int status = pipe(pfd);</text:span></text:span></text:p>
      <text:p text:style-name="P2"><text:span text:style-name="T2">Se a chamada de criação de um </text:span><text:span text:style-name="Emphasis"><text:span text:style-name="T6">pipe</text:span></text:span><text:span text:style-name="T2"> for bem sucedida, são geradas 2 novas entradas no vetor de arquivos abertos do processo que fez a chamada. Essas entradas são indicadas pelos valores armazenados nas posições 0 e 1 do vetor de inteiros passado como parâmetro na chamada de criação.</text:span></text:p>
      <text:p text:style-name="P2"><text:span text:style-name="T2">No vetor de arquivos abertos do processo, a posição indicada por </text:span><text:span text:style-name="Strong_20_Emphasis"><text:span text:style-name="T4">pfd[0]</text:span></text:span><text:span text:style-name="T2"> é aberta apenas para </text:span><text:span text:style-name="Strong_20_Emphasis"><text:span text:style-name="T4">leitura</text:span></text:span><text:span text:style-name="T2"> (O_RDONLY) e a posição </text:span><text:span text:style-name="Strong_20_Emphasis"><text:span text:style-name="T4">pfd[1]</text:span></text:span><text:span text:style-name="T2"> é aberta apenas para </text:span><text:span text:style-name="Strong_20_Emphasis"><text:span text:style-name="T4">escrita</text:span></text:span><text:span text:style-name="T2"> (O_WRLONLY). Assim, um </text:span><text:span text:style-name="Emphasis"><text:span text:style-name="T6">pipe</text:span></text:span><text:span text:style-name="T2"> é usado tipicamente para que um processo escreva dados e outro os leia.</text:span></text:p>
      <text:p text:style-name="P2"><text:span text:style-name="T1">Dados escritos no </text:span><text:span text:style-name="Emphasis"><text:span text:style-name="T5">pipe</text:span></text:span><text:span text:style-name="T1"> são bufferizados até a chamada de uma operação de leitura, que os consome. A leitura e a escrita num </text:span><text:span text:style-name="Emphasis"><text:span text:style-name="T5">pipe</text:span></text:span><text:span text:style-name="T1"> são realizadas com as chamadas comuns de leitura e escrita de arquivo </text:span><text:span text:style-name="Emphasis"><text:span text:style-name="T5">(</text:span></text:span><text:a xlink:type="simple" xlink:href="http://man7.org/linux/man-pages/man2/read.2.html"><text:span text:style-name="Emphasis"><text:span text:style-name="T11">read</text:span></text:span></text:a><text:span text:style-name="Emphasis"><text:span text:style-name="T5">(2)</text:span></text:span><text:span text:style-name="T1"> e </text:span><text:a xlink:type="simple" xlink:href="http://man7.org/linux/man-pages/man2/write.2.html"><text:span text:style-name="Emphasis"><text:span text:style-name="T11">write</text:span></text:span></text:a><text:span text:style-name="Emphasis"><text:span text:style-name="T5">(2)).</text:span></text:span></text:p>
      <text:p text:style-name="P2"><text:span text:style-name="T1">A forma de criação de um </text:span><text:span text:style-name="Emphasis"><text:span text:style-name="T5">pipe,</text:span></text:span><text:span text:style-name="T1"> instanciado na área de memória do SO e referenciado pelo vetor de arquivos abertos do processo, fazem com que apenas processos com alguma relação de parentesco possam comunicar-se via essa estrutura. Isso ocorre porque a única forma de mais de um processos obterem referência a um </text:span><text:span text:style-name="Emphasis"><text:span text:style-name="T5">pipe</text:span></text:span><text:span text:style-name="T1"> é através da </text:span><text:span text:style-name="Strong_20_Emphasis"><text:span text:style-name="T3">herança</text:span></text:span><text:span text:style-name="T1"> do vetor de arquivos abertos, realizada na chamada </text:span><text:a xlink:type="simple" xlink:href="http://man7.org/linux/man-pages/man2/fork.2.html"><text:span text:style-name="Emphasis"><text:span text:style-name="T11">fork</text:span></text:span></text:a><text:span text:style-name="Emphasis"><text:span text:style-name="T5">(2),</text:span></text:span><text:span text:style-name="T1"> com as referências já estabelecidas para o </text:span><text:span text:style-name="Emphasis"><text:span text:style-name="T5">pipe.</text:span></text:span></text:p>
      <text:p text:style-name="P2"><text:span text:style-name="T1">Para possibilitar que processos não relacionados usem o mecanismo de </text:span><text:span text:style-name="Emphasis"><text:span text:style-name="T5">pipe</text:span></text:span><text:span text:style-name="T1"> para comunicação, deve criar-se um </text:span><text:span text:style-name="Strong_20_Emphasis"><text:span text:style-name="Emphasis"><text:span text:style-name="T7">fifo,</text:span></text:span></text:span><text:span text:style-name="T1"> ou </text:span><text:span text:style-name="Emphasis"><text:span text:style-name="T5">named pipe</text:span></text:span><text:span text:style-name="T1">.</text:span></text:p>
      <text:p text:style-name="P2"><text:span text:style-name="Strong_20_Emphasis"><text:span text:style-name="T3">FIFO</text:span></text:span><text:span text:style-name="T1"> (</text:span><text:span text:style-name="Emphasis"><text:span text:style-name="T5">First In First Out</text:span></text:span><text:span text:style-name="T1">) é um </text:span><text:span text:style-name="Emphasis"><text:span text:style-name="T5">pipe</text:span></text:span><text:span text:style-name="T1"> com </text:span><text:span text:style-name="Strong_20_Emphasis"><text:span text:style-name="T3">nome</text:span></text:span><text:span text:style-name="T1"> na árvore do sistema de arquivos. Essa entrada é criada com a chamada </text:span><text:a xlink:type="simple" xlink:href="http://man7.org/linux/man-pages/man3/mkfifo.3.html"><text:span text:style-name="Emphasis"><text:span text:style-name="T11">mkfifo(3)</text:span></text:span></text:a><text:span text:style-name="T1"> e é aberta (instanciada pelo SO) quando um processo realiza a chamada </text:span><text:a xlink:type="simple" xlink:href="http://man7.org/linux/man-pages/man2/open.2.html"><text:span text:style-name="Emphasis"><text:span text:style-name="T11">open(2)</text:span></text:span></text:a><text:span text:style-name="T1"> para abri-lo.</text:span></text:p>
      <text:p text:style-name="P2"><text:span text:style-name="Emphasis"><text:span text:style-name="T5">int </text:span></text:span><text:span text:style-name="Emphasis"><text:span text:style-name="Strong_20_Emphasis"><text:span text:style-name="T7">mkfifo</text:span></text:span></text:span><text:span text:style-name="Emphasis"><text:span text:style-name="T5"> (const char *pathname, mode_t mode);</text:span></text:span></text:p>
      <text:p text:style-name="P2"><text:span text:style-name="T2">Na abertura de um FIFO, é comum que um processo a faça usando a </text:span><text:span text:style-name="Emphasis"><text:span text:style-name="T6">flag</text:span></text:span><text:span text:style-name="T2"> O_RDONLY e outro O_WRONLY, para que um escreva e outro leia no </text:span><text:span text:style-name="Emphasis"><text:span text:style-name="T6">pipe/fifo</text:span></text:span><text:span text:style-name="T2">. Assim, quaisquer processos que tiverem permissão de acesso ao </text:span><text:span text:style-name="Emphasis"><text:span text:style-name="T6">fifo</text:span></text:span><text:span text:style-name="T2"> no sistema de arquivos, e as devidas permissões (rwx), podem abri-lo, fazendo com que o SO instancie um </text:span><text:span text:style-name="Emphasis"><text:span text:style-name="T6">pipe/FIFO</text:span></text:span><text:span text:style-name="T2"> na memória.</text:span></text:p>
      <text:p text:style-name="P2"><text:span text:style-name="Emphasis"><text:span text:style-name="T5">int </text:span></text:span><text:span text:style-name="Emphasis"><text:span text:style-name="Strong_20_Emphasis"><text:span text:style-name="T7">open</text:span></text:span></text:span><text:span text:style-name="Emphasis"><text:span text:style-name="T5"> (const char *pathname, int flags);</text:span></text:span><text:span text:style-name="T1"> <text:line-break/></text:span><text:span text:style-name="Emphasis"><text:span text:style-name="T5">int </text:span></text:span><text:span text:style-name="Emphasis"><text:span text:style-name="Strong_20_Emphasis"><text:span text:style-name="T7">open</text:span></text:span></text:span><text:span text:style-name="Emphasis"><text:span text:style-name="T5"> (const char *pathname, int flags, mode_t mode);</text:span></text:span></text:p>
      <text:p text:style-name="P2"><text:span text:style-name="T1">Vale observar que, embora FIFO tenha uma entrada no sistema de arquivos, os dados nele escritos não são armazenados no sistema de arquivos, mas são mantidos em memória, como ocorre com </text:span><text:span text:style-name="Emphasis"><text:span text:style-name="T5">pipes.</text:span></text:span></text:p>
      <text:p text:style-name="P2"><text:span text:style-name="T1">Uma forma de uso frequente do mecanismo de </text:span><text:span text:style-name="Emphasis"><text:span text:style-name="T5">pipe</text:span></text:span><text:span text:style-name="T1"> é o redirecionamento de dados entre processos realizado pelo </text:span><text:span text:style-name="Emphasis"><text:span text:style-name="T5">shell:</text:span></text:span></text:p>
      <text:p text:style-name="P2"><text:span text:style-name="Emphasis"><text:span text:style-name="T5">$ proc1 -arg1 | proc2 -arg2</text:span></text:span></text:p>
      <text:p text:style-name="P2"><text:span text:style-name="T1">Para entender como o </text:span><text:span text:style-name="Emphasis"><text:span text:style-name="T5">shell</text:span></text:span><text:span text:style-name="T1"> trata isso, é preciso conhecer a chamada de sistema </text:span><text:a xlink:type="simple" xlink:href="http://man7.org/linux/man-pages/man2/dup2.2.html"><text:span text:style-name="T10">dup2</text:span></text:a><text:span text:style-name="T1">(2):</text:span></text:p>
      <text:p text:style-name="P2"><text:span text:style-name="Emphasis"><text:span text:style-name="T5">int </text:span></text:span><text:span text:style-name="Emphasis"><text:span text:style-name="Strong_20_Emphasis"><text:span text:style-name="T7">dup2</text:span></text:span></text:span><text:span text:style-name="Emphasis"><text:span text:style-name="T5"> (int oldfd, int newfd);</text:span></text:span></text:p>
      <text:p text:style-name="P2"><text:span text:style-name="T1">Ao realizar essa chamada, um processo pede ao SO que copie as informações de uma posição do vetor de </text:span><text:soft-page-break/><text:span text:style-name="T1">arquivos abertos para outra. Lembrando então das 3 primeiras posições do vetor de arquivos abertos de um processo, que estão relacionadas à leitura e à escrita de dados e mensagens de erro no terminal, é possível usar </text:span><text:span text:style-name="Emphasis"><text:span text:style-name="T5">dup2</text:span></text:span><text:span text:style-name="T1"> para redirecionar </text:span><text:a xlink:type="simple" xlink:href="http://man7.org/linux/man-pages/man3/stdin.3.html"><text:span text:style-name="T10">STDIN</text:span></text:a><text:span text:style-name="T1">, STDOUT e STDERR de um processo para um arquivo ou para um </text:span><text:span text:style-name="Emphasis"><text:span text:style-name="T5">pipe.</text:span></text:span></text:p>
      <text:p text:style-name="P2"><text:span text:style-name="T1">Assim, ao tratar a linha de comando </text:span><text:span text:style-name="Emphasis"><text:span text:style-name="T5">$ p1 &gt; saída</text:span></text:span><text:span text:style-name="T1"> , o shell cria um processo, abre o arquivo, usa </text:span><text:span text:style-name="Emphasis"><text:span text:style-name="T5">dup2</text:span></text:span><text:span text:style-name="T1"> para redirecionar STDOUT para o arquivo (dup2(fd, STDOUT_FILENO)), fecha o arquivo e executa o comando </text:span><text:span text:style-name="Emphasis"><text:span text:style-name="T5">exec</text:span></text:span><text:span text:style-name="T1"> no processo filho. A mesma lógica vale para pipes:</text:span></text:p>
      <text:p text:style-name="P6">$ p1 | p2</text:p>
      <text:p text:style-name="P2"><text:span text:style-name="T1">Aqui, contudo, é preciso que o </text:span><text:span text:style-name="Emphasis"><text:span text:style-name="T5">shell</text:span></text:span><text:span text:style-name="T1"> crie o </text:span><text:span text:style-name="Emphasis"><text:span text:style-name="T5">pipe</text:span></text:span><text:span text:style-name="T1"> primeiro, para passar sua referência por herança aos processos filhos. Assim, o </text:span><text:span text:style-name="Emphasis"><text:span text:style-name="T5">shell</text:span></text:span><text:span text:style-name="T1"> cria um </text:span><text:span text:style-name="Emphasis"><text:span text:style-name="T5">pipe,</text:span></text:span><text:span text:style-name="T1"> cria processos filho 1 e 2, redireciona </text:span><text:span text:style-name="Emphasis"><text:span text:style-name="T5">stdout</text:span></text:span><text:span text:style-name="T1"> do filho 1 para o </text:span><text:span text:style-name="Emphasis"><text:span text:style-name="T5">pipe</text:span></text:span><text:span text:style-name="T1"> (pipefd[1]) e </text:span><text:span text:style-name="Emphasis"><text:span text:style-name="T5">stdin</text:span></text:span><text:span text:style-name="T1"> do filho 2 para o </text:span><text:span text:style-name="Emphasis"><text:span text:style-name="T5">pipe </text:span></text:span><text:span text:style-name="T1">(pipefd[0])</text:span><text:span text:style-name="Emphasis"><text:span text:style-name="T5">.</text:span></text:span><text:span text:style-name="T1"> A seguir, fecha as 2 entradas do </text:span><text:span text:style-name="Emphasis"><text:span text:style-name="T5">pipe</text:span></text:span><text:span text:style-name="T1"> nos filhos 1 e 2 e chama </text:span><text:span text:style-name="Emphasis"><text:span text:style-name="T5">exec p1</text:span></text:span><text:span text:style-name="T1"> no filho 1 e </text:span><text:span text:style-name="Emphasis"><text:span text:style-name="T5">exec p2</text:span></text:span><text:span text:style-name="T1"> no filho 2.</text:span></text:p>
      <text:p text:style-name="P2"><text:span text:style-name="T1">A chamada </text:span><text:a xlink:type="simple" xlink:href="http://man7.org/linux/man-pages/man3/popen.3.html"><text:span text:style-name="Emphasis"><text:span text:style-name="T11">popen</text:span></text:span></text:a><text:span text:style-name="Emphasis"><text:span text:style-name="T5">(3)</text:span></text:span><text:span text:style-name="T1"> realiza parte dessa funcionalidade, embora não seja usada pelo </text:span><text:span text:style-name="Emphasis"><text:span text:style-name="T5">shell</text:span></text:span><text:span text:style-name="T1"> para isso. Com essa chamada, um processo pode ativar outro processo e passar dados para que este processo os leia via STDIN, ou pode ler os dados que este processo gerar para seu STDOUT. </text:span><text:a xlink:type="simple" xlink:href="http://man7.org/linux/man-pages/man3/pclose.3.html"><text:span text:style-name="Emphasis"><text:span text:style-name="T11">pclose</text:span></text:span></text:a><text:span text:style-name="Emphasis"><text:span text:style-name="T5">(3)</text:span></text:span><text:span text:style-name="T1"> espera o processo associado ao </text:span><text:span text:style-name="Emphasis"><text:span text:style-name="T5">pipe</text:span></text:span><text:span text:style-name="T1"> criado com </text:span><text:span text:style-name="Emphasis"><text:span text:style-name="T5">popen</text:span></text:span><text:span text:style-name="T1"> terminar.</text:span></text:p>
      <text:p text:style-name="P2"><text:span text:style-name="Emphasis"><text:span text:style-name="T5">FILE </text:span></text:span><text:span text:style-name="Emphasis"><text:span text:style-name="Strong_20_Emphasis"><text:span text:style-name="T7">*popen</text:span></text:span></text:span><text:span text:style-name="Emphasis"><text:span text:style-name="T5"> (const char *command, const char *type);</text:span></text:span><text:span text:style-name="T1"><text:line-break/></text:span><text:span text:style-name="Emphasis"><text:span text:style-name="T5">int </text:span></text:span><text:span text:style-name="Emphasis"><text:span text:style-name="Strong_20_Emphasis"><text:span text:style-name="T7">pclose</text:span></text:span></text:span><text:span text:style-name="Emphasis"><text:span text:style-name="T5"> (FILE *stream);</text:span></text:span></text:p>
      <text:p text:style-name="P10">Chega?!</text:p>
      <text:p text:style-name="P10">Bons estudos,</text:p>
      <text:p text:style-name="P6">Hélio</text:p>
      <text:p text:style-name="P6">Programas: pipes</text:p>
      <text:p text:style-name="P6">Tempo de estudo previsto: 8h</text:p>
      <text:p text:style-name="P6">O que é preciso saber com esta unidade:</text:p>
      <text:list xml:id="list2731717668756312586" text:style-name="L5">
        <text:list-item>
          <text:p text:style-name="P5"><text:span text:style-name="T1">conhecer o mecanismo de </text:span><text:span text:style-name="Emphasis"><text:span text:style-name="T5">pipe</text:span></text:span><text:span text:style-name="T1"> e a chamada de sistema para sua criação</text:span></text:p>
        </text:list-item>
        <text:list-item>
          <text:p text:style-name="P5"><text:span text:style-name="T1">conhecer a chamada </text:span><text:span text:style-name="Emphasis"><text:span text:style-name="T5">dup2</text:span></text:span><text:span text:style-name="T1"> e seu uso da duplicação de entradas no vetor de arquivos abertos</text:span></text:p>
        </text:list-item>
        <text:list-item>
          <text:p text:style-name="P9">conhecer a criação de fifo usando mkfifo e sua instanciação via chamada open</text:p>
        </text:list-item>
        <text:list-item>
          <text:p text:style-name="P5"><text:span text:style-name="T1">conhecer a chamada </text:span><text:span text:style-name="Emphasis"><text:span text:style-name="T5">popen</text:span></text:span><text:span text:style-name="T1"> e redirecionamento de E/S</text:span></text:p>
        </text:list-item>
        <text:list-item>
          <text:p text:style-name="P16"><text:span text:style-name="T1">conhecer </text:span><text:span text:style-name="Emphasis"><text:span text:style-name="T5">named pipes / fifos</text:span></text:span><text:span text:style-name="T1"> e a chamada </text:span><text:span text:style-name="Emphasis"><text:span text:style-name="T5">mkfifo</text:span></text:span><text:span text:style-name="T1">()</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Verdana, Arial, Helvetica, sans-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les Menato</meta:initial-creator>
    <meta:creation-date>2014-10-07T10:03:58.740746639</meta:creation-date>
    <dc:date>2014-10-07T10:04:36.609416557</dc:date>
    <dc:creator>Thales Menato</dc:creator>
    <meta:editing-duration>P0D</meta:editing-duration>
    <meta:editing-cycles>1</meta:editing-cycles>
    <meta:document-statistic meta:table-count="0" meta:image-count="1" meta:object-count="0" meta:page-count="3" meta:paragraph-count="69" meta:word-count="1583" meta:character-count="9243" meta:non-whitespace-character-count="7745"/>
    <meta:generator>LibreOffice/4.2.6.3$Linux_X86_64 LibreOffice_project/420m0$Build-3</meta:generator>
  </office:meta>
</office:document-meta>
</file>